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47:29.50236929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47:36.612404221</dc:date>
    <meta:generator>LibreOffice/6.4.7.2$Linux_X86_64 LibreOffice_project/40$Build-2</meta:generator>
    <meta:editing-duration>PT6H4M28S</meta:editing-duration>
    <meta:editing-cycles>22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